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9100000175D93498B5AFCF514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title">
      <style:graphic-properties fo:min-height="6.706cm"/>
    </style:style>
    <style:style style:name="pr2" style:family="presentation" style:parent-style-name="Predeterminado-subtitle">
      <style:graphic-properties draw:fill-color="#ffffff" fo:min-height="12.179cm"/>
    </style:style>
    <style:style style:name="pr3" style:family="presentation" style:parent-style-name="Predeterminado-notes">
      <style:graphic-properties draw:fill-color="#ffffff" fo:min-height="12.572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T1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layer="layout" svg:width="25.199cm" svg:height="6.706cm" svg:x="1.4cm" svg:y="1.4cm" presentation:class="title" presentation:user-transformed="true">
          <draw:text-box>
            <text:p>MODELO ENTIDAD RELACIÓN<text:line-break/>PROYECTO NEWRALCAR </text:p>
          </draw:text-box>
        </draw:frame>
        <draw:frame presentation:style-name="pr2" draw:text-style-name="P1" draw:layer="layout" svg:width="25.199cm" svg:height="12.179cm" svg:x="1.2cm" svg:y="7.6cm" presentation:class="subtitle" presentation:user-transformed="true">
          <draw:text-box>
            <text:p>En este <text:span text:style-name="T1">modelo</text:span> de entidad relación realizaremos la creación y la explicación de como crear una base de datos en relación a un problema de medición de datos 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draw:style-name="gr2" draw:text-style-name="P2" draw:layer="layout" svg:width="25.446cm" svg:height="14.446cm" svg:x="0.754cm" svg:y="2.154cm">
          <draw:image xlink:href="Pictures/100002010000029100000175D93498B5AFCF514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C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2T17:32:28.235504168</meta:creation-date>
    <dc:date>2018-11-12T17:37:03.573617002</dc:date>
    <meta:editing-duration>PT4M35S</meta:editing-duration>
    <meta:editing-cycles>2</meta:editing-cycles>
    <meta:generator>LibreOffice/5.1.6.2$Linux_X86_64 LibreOffice_project/10m0$Build-2</meta:generator>
    <meta:document-statistic meta:object-count="28"/>
  </office:meta>
</office:document-meta>
</file>